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Wingdings 2" svg:font-family="Wingdings 2" style:font-family-generic="decorative" style:font-pitch="variable" svg:panose-1="5 2 1 2 1 5 7 7 7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375in" fo:text-indent="-0.375in">
        <style:tab-stops/>
      </style:paragraph-properties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es" fo:country="PR"/>
    </style:style>
    <style:style style:name="T34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35" style:parent-style-name="Standard" style:list-style-name="LFO17" style:family="paragraph">
      <style:text-properties style:font-name="Arial" style:font-name-complex="Arial" fo:font-size="11pt" style:font-size-asian="11pt" style:font-size-complex="11pt" fo:language="es" fo:country="PR"/>
    </style:style>
    <style:style style:name="P36" style:parent-style-name="Standard" style:list-style-name="LFO17" style:family="paragraph"/>
    <style:style style:name="T37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38" style:parent-style-name="Fuentedepárrafopredeter." style:family="text">
      <style:text-properties style:font-name="Arial" style:font-name-complex="Arial" fo:color="#0070C0" fo:font-size="11pt" style:font-size-asian="11pt" style:font-size-complex="11pt" fo:language="es" fo:country="PR"/>
    </style:style>
    <style:style style:name="P39" style:parent-style-name="Standard" style:list-style-name="LFO17" style:family="paragraph">
      <style:text-properties style:font-name="Arial" style:font-name-complex="Arial" fo:font-size="11pt" style:font-size-asian="11pt" style:font-size-complex="11pt" fo:language="es" fo:country="PR"/>
    </style:style>
    <style:style style:name="P40" style:parent-style-name="Standard" style:list-style-name="LFO17" style:family="paragraph"/>
    <style:style style:name="T41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 fo:language="es" fo:country="PR"/>
    </style:style>
    <style:style style:name="P43" style:parent-style-name="Standard" style:family="paragraph">
      <style:text-properties style:font-name="Arial" style:font-name-complex="Arial" fo:font-size="11pt" style:font-size-asian="11pt" style:font-size-complex="11pt" fo:language="es" fo:country="PR"/>
    </style:style>
    <style:style style:name="P44" style:parent-style-name="Standard" style:list-style-name="LFO18" style:family="paragraph">
      <style:paragraph-properties fo:margin-left="0.25in" fo:text-indent="-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46" style:parent-style-name="Standard" style:list-style-name="LFO18" style:family="paragraph">
      <style:paragraph-properties fo:margin-left="0.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olumn48" style:family="table-column">
      <style:table-column-properties style:column-width="0.7618in"/>
    </style:style>
    <style:style style:name="TableColumn49" style:family="table-column">
      <style:table-column-properties style:column-width="0.7618in"/>
    </style:style>
    <style:style style:name="TableColumn50" style:family="table-column">
      <style:table-column-properties style:column-width="0.7618in"/>
    </style:style>
    <style:style style:name="TableColumn51" style:family="table-column">
      <style:table-column-properties style:column-width="0.7618in"/>
    </style:style>
    <style:style style:name="TableColumn52" style:family="table-column">
      <style:table-column-properties style:column-width="0.7618in"/>
    </style:style>
    <style:style style:name="Table47" style:family="table">
      <style:table-properties style:width="3.809in" fo:margin-left="0in" table:align="left"/>
    </style:style>
    <style:style style:name="TableRow53" style:family="table-row">
      <style:table-row-properties style:min-row-height="0.1993in"/>
    </style:style>
    <style:style style:name="TableCell54" style:family="table-cell">
      <style:table-cell-properties fo:border-top="0.0138in solid #000000" fo:border-left="0.0138in solid #000000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56" style:family="table-cell">
      <style:table-cell-properties fo:border-top="0.0138in solid #000000" fo:border-left="none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58" style:family="table-cell">
      <style:table-cell-properties fo:border-top="0.0138in solid #000000" fo:border-left="none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60" style:family="table-cell">
      <style:table-cell-properties fo:border-top="0.0138in solid #000000" fo:border-left="none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62" style:family="table-cell">
      <style:table-cell-properties fo:border-top="0.0138in solid #000000" fo:border-left="none" fo:border-bottom="0.0069in solid #000000" fo:border-right="0.0138in solid #000000" fo:background-color="#FFF2CC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64" style:family="table-row">
      <style:table-row-properties style:min-row-height="0.1993in"/>
    </style:style>
    <style:style style:name="TableCell65" style:family="table-cell">
      <style:table-cell-properties fo:border-top="none" fo:border-left="0.0138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73" style:family="table-cell">
      <style:table-cell-properties fo:border-top="none" fo:border-left="none" fo:border-bottom="none" fo:border-right="0.0138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75" style:family="table-row">
      <style:table-row-properties style:min-row-height="0.1993in"/>
    </style:style>
    <style:style style:name="TableCell76" style:family="table-cell">
      <style:table-cell-properties fo:border-top="none" fo:border-left="0.0138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84" style:family="table-cell">
      <style:table-cell-properties fo:border-top="none" fo:border-left="none" fo:border-bottom="none" fo:border-right="0.0138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86" style:family="table-row">
      <style:table-row-properties style:min-row-height="0.1993in"/>
    </style:style>
    <style:style style:name="TableCell87" style:family="table-cell">
      <style:table-cell-properties fo:border-top="none" fo:border-left="0.0138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95" style:family="table-cell">
      <style:table-cell-properties fo:border-top="none" fo:border-left="none" fo:border-bottom="none" fo:border-right="0.0138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97" style:family="table-row">
      <style:table-row-properties style:min-row-height="0.2118in"/>
    </style:style>
    <style:style style:name="TableCell98" style:family="table-cell">
      <style:table-cell-properties fo:border-top="none" fo:border-left="0.0138in solid #000000" fo:border-bottom="0.0138in solid #000000" fo:border-right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00" style:family="table-cell">
      <style:table-cell-properties fo:border-top="none" fo:border-left="none" fo:border-bottom="0.0138in solid #000000" fo:border-right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02" style:family="table-cell">
      <style:table-cell-properties fo:border-top="none" fo:border-left="none" fo:border-bottom="0.0138in solid #000000" fo:border-right="none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04" style:family="table-cell">
      <style:table-cell-properties fo:border-top="none" fo:border-left="none" fo:border-bottom="0.0138in solid #000000" fo:border-right="none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widows="2" fo:orphans="2" fo:text-align="end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P108" style:parent-style-name="Standard" style:family="paragraph">
      <style:paragraph-properties fo:margin-left="0.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0" style:parent-style-name="Standard" style:list-style-name="LFO18" style:family="paragraph">
      <style:paragraph-properties fo:margin-left="0.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13" style:family="table-column">
      <style:table-column-properties style:column-width="0.5451in"/>
    </style:style>
    <style:style style:name="TableColumn114" style:family="table-column">
      <style:table-column-properties style:column-width="0.5451in"/>
    </style:style>
    <style:style style:name="TableColumn115" style:family="table-column">
      <style:table-column-properties style:column-width="0.5451in"/>
    </style:style>
    <style:style style:name="TableColumn116" style:family="table-column">
      <style:table-column-properties style:column-width="0.5451in"/>
    </style:style>
    <style:style style:name="TableColumn117" style:family="table-column">
      <style:table-column-properties style:column-width="0.5451in"/>
    </style:style>
    <style:style style:name="TableColumn118" style:family="table-column">
      <style:table-column-properties style:column-width="0.5451in"/>
    </style:style>
    <style:style style:name="TableColumn119" style:family="table-column">
      <style:table-column-properties style:column-width="0.5451in"/>
    </style:style>
    <style:style style:name="Table112" style:family="table">
      <style:table-properties style:width="3.8159in" fo:margin-left="0in" table:align="left"/>
    </style:style>
    <style:style style:name="TableRow120" style:family="table-row">
      <style:table-row-properties style:min-row-height="0.2048in"/>
    </style:style>
    <style:style style:name="TableCell121" style:family="table-cell">
      <style:table-cell-properties fo:border-top="0.0069in solid #000000" fo:border-left="0.0069in solid #000000" fo:border-bottom="0.0069in solid #000000" fo:border-right="none" fo:background-color="#FFF2CC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23" style:family="table-cell">
      <style:table-cell-properties fo:border-top="0.0069in solid #000000" fo:border-left="none" fo:border-bottom="0.0069in solid #000000" fo:border-right="none" fo:background-color="#FFF2CC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25" style:family="table-cell">
      <style:table-cell-properties fo:border-top="0.0069in solid #000000" fo:border-left="none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126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27" style:family="table-cell">
      <style:table-cell-properties fo:border-top="0.0069in solid #000000" fo:border-left="none" fo:border-bottom="0.0069in solid #000000" fo:border-right="none" fo:background-color="#FFF2CC" style:writing-mode="lr-tb" style:vertical-align="bottom" fo:padding-top="0in" fo:padding-left="0.075in" fo:padding-bottom="0in" fo:padding-right="0.075in" fo:wrap-option="no-wrap"/>
    </style:style>
    <style:style style:name="P128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29" style:family="table-cell">
      <style:table-cell-properties fo:border-top="0.0069in solid #000000" fo:border-left="none" fo:border-bottom="0.0069in solid #000000" fo:border-right="none" fo:background-color="#FFF2CC" style:writing-mode="lr-tb" style:vertical-align="bottom" fo:padding-top="0in" fo:padding-left="0.075in" fo:padding-bottom="0in" fo:padding-right="0.075in" fo:wrap-option="no-wrap"/>
    </style:style>
    <style:style style:name="P130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31" style:family="table-cell">
      <style:table-cell-properties fo:border-top="0.0069in solid #000000" fo:border-left="none" fo:border-bottom="0.0069in solid #000000" fo:border-right="none" fo:background-color="#FFF2CC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33" style:family="table-cell">
      <style:table-cell-properties fo:border-top="0.0069in solid #000000" fo:border-left="none" fo:border-bottom="0.0069in solid #000000" fo:border-right="0.0069in solid #000000" fo:background-color="#FFF2CC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135" style:family="table-row">
      <style:table-row-properties style:min-row-height="0.2048in"/>
    </style:style>
    <style:style style:name="TableCell136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40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48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150" style:family="table-row">
      <style:table-row-properties style:min-row-height="0.2048in"/>
    </style:style>
    <style:style style:name="TableCell151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5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55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56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63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165" style:family="table-row">
      <style:table-row-properties style:min-row-height="0.2048in"/>
    </style:style>
    <style:style style:name="TableCell166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70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5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78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180" style:family="table-row">
      <style:table-row-properties style:min-row-height="0.2048in"/>
    </style:style>
    <style:style style:name="TableCell181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8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85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0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93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195" style:family="table-row">
      <style:table-row-properties style:min-row-height="0.2048in"/>
    </style:style>
    <style:style style:name="TableCell196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00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5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08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210" style:family="table-row">
      <style:table-row-properties style:min-row-height="0.2048in"/>
    </style:style>
    <style:style style:name="TableCell211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15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16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0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23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225" style:family="table-row">
      <style:table-row-properties style:min-row-height="0.2048in"/>
    </style:style>
    <style:style style:name="TableCell226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30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31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38" style:family="table-cell">
      <style:table-cell-properties fo:border-top="none" fo:border-left="none" fo:border-bottom="none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Row240" style:family="table-row">
      <style:table-row-properties style:min-row-height="0.2048in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6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4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48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4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50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252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fo:widows="2" fo:orphans="2" fo:text-align="center" style:vertical-align="auto"/>
      <style:text-properties style:font-name="Calibri" style:font-name-complex="Calibri" fo:color="#000000" style:letter-kerning="false" fo:font-size="12pt" style:font-size-asian="12pt" style:font-size-complex="12pt" fo:language="en" fo:country="PR" style:language-asian="en" style:country-asian="US" fo:hyphenate="true"/>
    </style:style>
    <style:style style:name="P2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57" style:parent-style-name="Standard" style:list-style-name="LFO18" style:family="paragraph">
      <style:paragraph-properties fo:margin-left="0.25in" fo:text-indent="-0.25in">
        <style:tab-stops/>
      </style:paragraph-properties>
    </style:style>
    <style:style style:name="T258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5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language="es" fo:country="PR"/>
    </style:style>
    <style:style style:name="T260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6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language="es" fo:country="PR"/>
    </style:style>
    <style:style style:name="T262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language="es" fo:country="PR"/>
    </style:style>
    <style:style style:name="T264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6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language="es" fo:country="PR"/>
    </style:style>
    <style:style style:name="T266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67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6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PR"/>
    </style:style>
    <style:style style:name="T269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7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PR"/>
    </style:style>
    <style:style style:name="T271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7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PR"/>
    </style:style>
    <style:style style:name="T273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7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PR"/>
    </style:style>
    <style:style style:name="T275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276" style:parent-style-name="Standard" style:family="paragraph">
      <style:text-properties fo:language="es" fo:country="PR"/>
    </style:style>
    <style:style style:name="T277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78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79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0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1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2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3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4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5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6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T287" style:parent-style-name="Fuentedepárrafopredeter." style:family="text">
      <style:text-properties style:font-name="Courier New" style:font-name-complex="Courier New" fo:font-size="11pt" style:font-size-asian="11pt" style:font-size-complex="11pt"/>
    </style:style>
    <style:style style:name="P28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9" style:parent-style-name="Standard" style:list-style-name="LFO18" style:family="paragraph">
      <style:paragraph-properties fo:margin-left="0.25in" fo:text-indent="-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290" style:parent-style-name="Standard" style:family="paragraph">
      <style:text-properties style:font-name="Arial" style:font-name-complex="Arial" fo:font-size="11pt" style:font-size-asian="11pt" style:font-size-complex="11pt" fo:language="es" fo:country="PR"/>
    </style:style>
    <style:style style:name="TableColumn292" style:family="table-column">
      <style:table-column-properties style:column-width="0.9965in"/>
    </style:style>
    <style:style style:name="TableColumn293" style:family="table-column">
      <style:table-column-properties style:column-width="1.875in"/>
    </style:style>
    <style:style style:name="Table291" style:family="table">
      <style:table-properties style:width="2.8715in" fo:margin-left="0in" table:align="center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29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P319" style:parent-style-name="Standard" style:family="paragraph">
      <style:text-properties style:font-name="Arial" style:font-name-complex="Arial" fo:font-size="11pt" style:font-size-asian="11pt" style:font-size-complex="11pt" fo:language="es" fo:country="PR"/>
    </style:style>
    <style:style style:name="P320" style:parent-style-name="Párrafodelista" style:list-style-name="LFO19" style:family="paragraph">
      <style:paragraph-properties fo:margin-left="0.75in">
        <style:tab-stops/>
      </style:paragraph-properties>
    </style:style>
    <style:style style:name="T321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32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PR"/>
    </style:style>
    <style:style style:name="T323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32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PR"/>
    </style:style>
    <style:style style:name="T325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326" style:parent-style-name="Párrafodelista" style:list-style-name="LFO19" style:family="paragraph">
      <style:paragraph-properties fo:margin-left="1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327" style:parent-style-name="Párrafodelista" style:list-style-name="LFO19" style:family="paragraph">
      <style:paragraph-properties fo:margin-left="1.25in" fo:text-indent="-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328" style:parent-style-name="Párrafodelista" style:list-style-name="LFO19" style:family="paragraph">
      <style:paragraph-properties fo:margin-left="1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329" style:parent-style-name="Normal" style:family="paragraph">
      <style:text-properties style:font-name="Arial" style:font-name-complex="Arial" fo:font-size="11pt" style:font-size-asian="11pt" style:font-size-complex="11pt"/>
    </style:style>
    <style:style style:name="P330" style:parent-style-name="Normal" style:family="paragraph">
      <style:text-properties style:font-name="Courier New" style:font-name-complex="Courier New"/>
    </style:style>
    <style:style style:name="P331" style:parent-style-name="Normal" style:family="paragraph">
      <style:text-properties style:font-name="Courier New" style:font-name-complex="Courier New"/>
    </style:style>
    <style:style style:name="P332" style:parent-style-name="Normal" style:family="paragraph">
      <style:text-properties style:font-name="Courier New" style:font-name-complex="Courier New"/>
    </style:style>
    <style:style style:name="P333" style:parent-style-name="Normal" style:family="paragraph">
      <style:text-properties style:font-name="Courier New" style:font-name-complex="Courier New"/>
    </style:style>
    <style:style style:name="P334" style:parent-style-name="Normal" style:family="paragraph">
      <style:text-properties style:font-name="Courier New" style:font-name-complex="Courier New"/>
    </style:style>
    <style:style style:name="P335" style:parent-style-name="Normal" style:family="paragraph">
      <style:text-properties style:font-name="Courier New" style:font-name-complex="Courier New"/>
    </style:style>
    <style:style style:name="P336" style:parent-style-name="Normal" style:family="paragraph">
      <style:text-properties style:font-name="Courier New" style:font-name-complex="Courier New"/>
    </style:style>
    <style:style style:name="P337" style:parent-style-name="Normal" style:family="paragraph">
      <style:text-properties style:font-name="Courier New" style:font-name-complex="Courier New"/>
    </style:style>
    <style:style style:name="P338" style:parent-style-name="Normal" style:family="paragraph">
      <style:text-properties style:font-name="Courier New" style:font-name-complex="Courier New"/>
    </style:style>
    <style:style style:name="P339" style:parent-style-name="Normal" style:family="paragraph">
      <style:text-properties style:font-name="Courier New" style:font-name-complex="Courier New"/>
    </style:style>
    <style:style style:name="P340" style:parent-style-name="Normal" style:family="paragraph">
      <style:text-properties style:font-name="Courier New" style:font-name-complex="Courier New"/>
    </style:style>
    <style:style style:name="P341" style:parent-style-name="Normal" style:family="paragraph">
      <style:text-properties style:font-name="Courier New" style:font-name-complex="Courier New"/>
    </style:style>
    <style:style style:name="P342" style:parent-style-name="Normal" style:family="paragraph">
      <style:text-properties style:font-name="Courier New" style:font-name-complex="Courier New"/>
    </style:style>
    <style:style style:name="P343" style:parent-style-name="Normal" style:family="paragraph">
      <style:text-properties style:font-name="Courier New" style:font-name-complex="Courier New"/>
    </style:style>
    <style:style style:name="P344" style:parent-style-name="Normal" style:family="paragraph">
      <style:text-properties style:font-name="Courier New" style:font-name-complex="Courier New"/>
    </style:style>
    <style:style style:name="P345" style:parent-style-name="Normal" style:family="paragraph">
      <style:text-properties style:font-name="Courier New" style:font-name-complex="Courier New"/>
    </style:style>
    <style:style style:name="P346" style:parent-style-name="Normal" style:family="paragraph">
      <style:text-properties style:font-name="Courier New" style:font-name-complex="Courier New"/>
    </style:style>
    <style:style style:name="P347" style:parent-style-name="Normal" style:family="paragraph">
      <style:text-properties style:font-name="Courier New" style:font-name-complex="Courier New"/>
    </style:style>
    <style:style style:name="P348" style:parent-style-name="Normal" style:family="paragraph">
      <style:text-properties style:font-name="Courier New" style:font-name-complex="Courier New"/>
    </style:style>
    <style:style style:name="P349" style:parent-style-name="Normal" style:family="paragraph">
      <style:text-properties style:font-name="Courier New" style:font-name-complex="Courier New"/>
    </style:style>
    <style:style style:name="P350" style:parent-style-name="Normal" style:family="paragraph">
      <style:text-properties style:font-name="Courier New" style:font-name-complex="Courier New"/>
    </style:style>
    <style:style style:name="P351" style:parent-style-name="Normal" style:family="paragraph">
      <style:text-properties style:font-name="Courier New" style:font-name-complex="Courier New"/>
    </style:style>
    <style:style style:name="P352" style:parent-style-name="Normal" style:family="paragraph">
      <style:text-properties style:font-name="Courier New" style:font-name-complex="Courier New"/>
    </style:style>
    <style:style style:name="P353" style:parent-style-name="Normal" style:family="paragraph">
      <style:text-properties style:font-name="Courier New" style:font-name-complex="Courier New"/>
    </style:style>
    <style:style style:name="P354" style:parent-style-name="Normal" style:family="paragraph">
      <style:text-properties style:font-name="Courier New" style:font-name-complex="Courier New"/>
    </style:style>
    <style:style style:name="P355" style:parent-style-name="Normal" style:family="paragraph">
      <style:text-properties style:font-name="Courier New" style:font-name-complex="Courier New"/>
    </style:style>
    <style:style style:name="P356" style:parent-style-name="Normal" style:family="paragraph">
      <style:text-properties style:font-name="Courier New" style:font-name-complex="Courier New"/>
    </style:style>
    <style:style style:name="P357" style:parent-style-name="Normal" style:family="paragraph">
      <style:text-properties style:font-name="Courier New" style:font-name-complex="Courier New"/>
    </style:style>
    <style:style style:name="P358" style:parent-style-name="Normal" style:family="paragraph">
      <style:text-properties style:font-name="Courier New" style:font-name-complex="Courier New"/>
    </style:style>
    <style:style style:name="P359" style:parent-style-name="Normal" style:family="paragraph">
      <style:text-properties style:font-name="Courier New" style:font-name-complex="Courier New"/>
    </style:style>
    <style:style style:name="P360" style:parent-style-name="Normal" style:family="paragraph">
      <style:text-properties style:font-name="Courier New" style:font-name-complex="Courier New"/>
    </style:style>
    <style:style style:name="P361" style:parent-style-name="Normal" style:family="paragraph">
      <style:text-properties style:font-name="Courier New" style:font-name-complex="Courier New"/>
    </style:style>
    <style:style style:name="P362" style:parent-style-name="Normal" style:family="paragraph">
      <style:text-properties style:font-name="Courier New" style:font-name-complex="Courier New"/>
    </style:style>
    <style:style style:name="P363" style:parent-style-name="Normal" style:family="paragraph">
      <style:text-properties style:font-name="Courier New" style:font-name-complex="Courier New"/>
    </style:style>
    <style:style style:name="P364" style:parent-style-name="Normal" style:family="paragraph">
      <style:text-properties style:font-name="Courier New" style:font-name-complex="Courier New"/>
    </style:style>
    <style:style style:name="P365" style:parent-style-name="Normal" style:family="paragraph">
      <style:text-properties style:font-name="Courier New" style:font-name-complex="Courier New"/>
    </style:style>
    <style:style style:name="P366" style:parent-style-name="Normal" style:family="paragraph">
      <style:text-properties style:font-name="Courier New" style:font-name-complex="Courier New"/>
    </style:style>
    <style:style style:name="P367" style:parent-style-name="Normal" style:family="paragraph">
      <style:text-properties style:font-name="Courier New" style:font-name-complex="Courier New"/>
    </style:style>
    <style:style style:name="P368" style:parent-style-name="Normal" style:family="paragraph">
      <style:text-properties style:font-name="Courier New" style:font-name-complex="Courier New"/>
    </style:style>
    <style:style style:name="P369" style:parent-style-name="Normal" style:family="paragraph">
      <style:text-properties style:font-name="Arial" style:font-name-complex="Arial" fo:font-size="11pt" style:font-size-asian="11pt" style:font-size-complex="11pt"/>
    </style:style>
    <style:style style:name="P370" style:parent-style-name="Normal" style:family="paragraph">
      <style:text-properties style:font-name="Arial" style:font-name-complex="Arial" fo:font-size="11pt" style:font-size-asian="11pt" style:font-size-complex="11pt"/>
    </style:style>
    <style:style style:name="P371" style:parent-style-name="Normal" style:family="paragraph">
      <style:text-properties style:font-name="Arial" style:font-name-complex="Arial" fo:font-size="11pt" style:font-size-asian="11pt" style:font-size-complex="11pt"/>
    </style:style>
    <style:style style:name="P372" style:parent-style-name="Normal" style:family="paragraph">
      <style:text-properties style:font-name="Arial" style:font-name-complex="Arial" fo:font-size="11pt" style:font-size-asian="11pt" style:font-size-complex="11pt"/>
    </style:style>
    <style:style style:name="P373" style:parent-style-name="Normal" style:family="paragraph">
      <style:text-properties style:font-name="Arial" style:font-name-complex="Arial" fo:font-size="11pt" style:font-size-asian="11pt" style:font-size-complex="11pt"/>
    </style:style>
    <style:style style:name="P374" style:parent-style-name="Normal" style:family="paragraph">
      <style:text-properties style:font-name="Arial" style:font-name-complex="Arial" fo:font-size="11pt" style:font-size-asian="11pt" style:font-size-complex="11pt"/>
    </style:style>
    <style:style style:name="P375" style:parent-style-name="Normal" style:family="paragraph">
      <style:text-properties style:font-name="Arial" style:font-name-complex="Arial" fo:font-size="11pt" style:font-size-asian="11pt" style:font-size-complex="11pt"/>
    </style:style>
    <style:style style:name="P376" style:parent-style-name="Normal" style:family="paragraph">
      <style:text-properties style:font-name="Arial" style:font-name-complex="Arial" fo:font-size="11pt" style:font-size-asian="11pt" style:font-size-complex="11pt"/>
    </style:style>
    <style:style style:name="P377" style:parent-style-name="Normal" style:family="paragraph">
      <style:text-properties style:font-name="Arial" style:font-name-complex="Arial" fo:font-size="11pt" style:font-size-asian="11pt" style:font-size-complex="11pt"/>
    </style:style>
    <style:style style:name="P378" style:parent-style-name="Párrafodelista" style:list-style-name="LFO18" style:family="paragraph">
      <style:paragraph-properties fo:margin-left="0.25in" fo:text-indent="-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379" style:parent-style-name="Párrafodelista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TableColumn381" style:family="table-column">
      <style:table-column-properties style:column-width="1.7465in"/>
    </style:style>
    <style:style style:name="TableColumn382" style:family="table-column">
      <style:table-column-properties style:column-width="1.6875in"/>
    </style:style>
    <style:style style:name="Table380" style:family="table">
      <style:table-properties style:width="3.434in" fo:margin-left="0in" table:align="center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 fo:language="es" fo:country="PR"/>
    </style:style>
    <style:style style:name="P408" style:parent-style-name="Normal" style:family="paragraph">
      <style:text-properties style:font-name="Arial" style:font-name-complex="Arial" fo:font-size="11pt" style:font-size-asian="11pt" style:font-size-complex="11pt"/>
    </style:style>
    <style:style style:name="P409" style:parent-style-name="Párrafodelista" style:list-style-name="LFO18" style:family="paragraph">
      <style:paragraph-properties fo:margin-left="0.75in">
        <style:tab-stops/>
      </style:paragraph-properties>
    </style:style>
    <style:style style:name="T410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41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PR"/>
    </style:style>
    <style:style style:name="T412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413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414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 fo:language="es" fo:country="PR"/>
    </style:style>
    <style:style style:name="T41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 fo:country="PR"/>
    </style:style>
    <style:style style:name="T416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417" style:parent-style-name="Párrafodelista" style:list-style-name="LFO18" style:family="paragraph">
      <style:paragraph-properties fo:margin-left="1in" fo:text-indent="-0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418" style:parent-style-name="Párrafodelista" style:list-style-name="LFO18" style:family="paragraph">
      <style:paragraph-properties fo:margin-left="1.25in">
        <style:tab-stops/>
      </style:paragraph-properties>
      <style:text-properties style:font-name="Arial" style:font-name-complex="Arial" fo:font-size="11pt" style:font-size-asian="11pt" style:font-size-complex="11pt" fo:language="es" fo:country="PR"/>
    </style:style>
    <style:style style:name="P419" style:parent-style-name="Párrafodelista" style:list-style-name="LFO18" style:family="paragraph">
      <style:paragraph-properties fo:margin-left="1in" fo:text-indent="-0.25in">
        <style:tab-stops/>
      </style:paragraph-properties>
    </style:style>
    <style:style style:name="T420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421" style:parent-style-name="Párrafodelista" style:family="paragraph">
      <style:text-properties style:font-name="Courier New" style:font-name-complex="Courier New" fo:language="es" fo:country="PR"/>
    </style:style>
    <style:style style:name="P422" style:parent-style-name="Párrafodelista" style:family="paragraph">
      <style:text-properties style:font-name="Courier New" style:font-name-complex="Courier New" fo:language="es" fo:country="PR"/>
    </style:style>
    <style:style style:name="P423" style:parent-style-name="Párrafodelista" style:family="paragraph">
      <style:text-properties style:font-name="Courier New" style:font-name-complex="Courier New" fo:language="es" fo:country="PR"/>
    </style:style>
    <style:style style:name="P424" style:parent-style-name="Párrafodelista" style:family="paragraph">
      <style:text-properties style:font-name="Courier New" style:font-name-complex="Courier New" fo:language="es" fo:country="PR"/>
    </style:style>
    <style:style style:name="P425" style:parent-style-name="Párrafodelista" style:family="paragraph">
      <style:text-properties style:font-name="Courier New" style:font-name-complex="Courier New" fo:language="es" fo:country="PR"/>
    </style:style>
    <style:style style:name="P426" style:parent-style-name="Párrafodelista" style:family="paragraph">
      <style:text-properties style:font-name="Courier New" style:font-name-complex="Courier New" fo:language="es" fo:country="PR"/>
    </style:style>
    <style:style style:name="P427" style:parent-style-name="Párrafodelista" style:family="paragraph">
      <style:text-properties style:font-name="Courier New" style:font-name-complex="Courier New" fo:language="es" fo:country="PR"/>
    </style:style>
    <style:style style:name="P428" style:parent-style-name="Párrafodelista" style:family="paragraph">
      <style:text-properties style:font-name="Courier New" style:font-name-complex="Courier New" fo:language="es" fo:country="PR"/>
    </style:style>
    <style:style style:name="P429" style:parent-style-name="Párrafodelista" style:family="paragraph">
      <style:text-properties style:font-name="Courier New" style:font-name-complex="Courier New" fo:language="es" fo:country="PR"/>
    </style:style>
    <style:style style:name="P430" style:parent-style-name="Párrafodelista" style:family="paragraph">
      <style:text-properties style:font-name="Courier New" style:font-name-complex="Courier New" fo:language="es" fo:country="PR"/>
    </style:style>
    <style:style style:name="P431" style:parent-style-name="Párrafodelista" style:family="paragraph">
      <style:text-properties style:font-name="Courier New" style:font-name-complex="Courier New" fo:language="es" fo:country="PR"/>
    </style:style>
    <style:style style:name="P432" style:parent-style-name="Párrafodelista" style:family="paragraph">
      <style:text-properties style:font-name="Courier New" style:font-name-complex="Courier New" fo:language="es" fo:country="PR"/>
    </style:style>
    <style:style style:name="P433" style:parent-style-name="Párrafodelista" style:family="paragraph">
      <style:text-properties style:font-name="Courier New" style:font-name-complex="Courier New" fo:language="es" fo:country="PR"/>
    </style:style>
    <style:style style:name="P434" style:parent-style-name="Párrafodelista" style:family="paragraph">
      <style:text-properties style:font-name="Courier New" style:font-name-complex="Courier New" fo:language="es" fo:country="PR"/>
    </style:style>
    <style:style style:name="P435" style:parent-style-name="Párrafodelista" style:family="paragraph">
      <style:text-properties style:font-name="Courier New" style:font-name-complex="Courier New" fo:language="es" fo:country="PR"/>
    </style:style>
    <style:style style:name="P436" style:parent-style-name="Párrafodelista" style:family="paragraph">
      <style:text-properties style:font-name="Courier New" style:font-name-complex="Courier New" fo:language="es" fo:country="PR"/>
    </style:style>
    <style:style style:name="P437" style:parent-style-name="Párrafodelista" style:family="paragraph">
      <style:text-properties style:font-name="Courier New" style:font-name-complex="Courier New" fo:language="es" fo:country="PR"/>
    </style:style>
    <style:style style:name="P438" style:parent-style-name="Párrafodelista" style:family="paragraph">
      <style:text-properties style:font-name="Courier New" style:font-name-complex="Courier New" fo:language="es" fo:country="PR"/>
    </style:style>
    <style:style style:name="P439" style:parent-style-name="Párrafodelista" style:family="paragraph">
      <style:text-properties style:font-name="Courier New" style:font-name-complex="Courier New" fo:language="es" fo:country="PR"/>
    </style:style>
    <style:style style:name="P440" style:parent-style-name="Párrafodelista" style:family="paragraph">
      <style:text-properties style:font-name="Courier New" style:font-name-complex="Courier New" fo:language="es" fo:country="PR"/>
    </style:style>
    <style:style style:name="P441" style:parent-style-name="Párrafodelista" style:family="paragraph">
      <style:text-properties style:font-name="Courier New" style:font-name-complex="Courier New" fo:language="es" fo:country="PR"/>
    </style:style>
    <style:style style:name="P442" style:parent-style-name="Párrafodelista" style:family="paragraph">
      <style:text-properties style:font-name="Courier New" style:font-name-complex="Courier New" fo:language="es" fo:country="PR"/>
    </style:style>
    <style:style style:name="P443" style:parent-style-name="Párrafodelista" style:family="paragraph">
      <style:text-properties style:font-name="Courier New" style:font-name-complex="Courier New" fo:language="es" fo:country="PR"/>
    </style:style>
    <style:style style:name="P444" style:parent-style-name="Párrafodelista" style:family="paragraph">
      <style:text-properties style:font-name="Courier New" style:font-name-complex="Courier New" fo:language="es" fo:country="PR"/>
    </style:style>
    <style:style style:name="P445" style:parent-style-name="Párrafodelista" style:family="paragraph">
      <style:text-properties style:font-name="Courier New" style:font-name-complex="Courier New" fo:language="es" fo:country="PR"/>
    </style:style>
    <style:style style:name="P446" style:parent-style-name="Párrafodelista" style:family="paragraph">
      <style:text-properties style:font-name="Courier New" style:font-name-complex="Courier New" fo:language="es" fo:country="PR"/>
    </style:style>
    <style:style style:name="T447" style:parent-style-name="DefaultParagraphFont" style:family="text">
      <style:text-properties style:font-name="Courier New" style:font-name-complex="Courier New" fo:language="es" fo:country="PR"/>
    </style:style>
  </office:automatic-styles>
  <office:body>
    <office:text text:use-soft-page-breaks="true">
      <text:p text:style-name="P1"><text:span text:style-name="T33">Instrucciones</text:span><text:span text:style-name="T34">:</text:span></text:p>
      <text:list text:style-name="LFO17" text:continue-numbering="true">
        <text:list-item>
          <text:p text:style-name="P35">Complete los siguientes ejercicios en WORD.</text:p>
        </text:list-item>
        <text:list-item>
          <text:p text:style-name="P36"><text:span text:style-name="T37">Nombre de archivo, por ejemplo:<text:s/></text:span><text:span text:style-name="T38">EjerciciosdeDecisionRafaelColorado002</text:span></text:p>
        </text:list-item>
        <text:list-item>
          <text:p text:style-name="P39">Entregue por correo electrónico.</text:p>
        </text:list-item>
        <text:list-item>
          <text:p text:style-name="P40"><text:span text:style-name="T41">Fecha de Entrega:<text:s/></text:span><text:span text:style-name="T42">Lunes 12 de octubre de 2020.</text:span></text:p>
        </text:list-item>
      </text:list>
      <text:p text:style-name="P43"/>
      <text:list text:style-name="LFO18" text:continue-numbering="true">
        <text:list-item>
          <text:p text:style-name="P44">Tablas De Verdad:<text:s/>Construya y llene la Tabla de Verdad para cada una de las siguientes Expresiones Booleanas:</text:p>
        </text:list-item>
      </text:list>
      <text:p text:style-name="P45"/>
      <text:list text:style-name="LFO18" text:continue-numbering="true">
        <text:list-item>
          <text:list>
            <text:list-item>
              <text:p text:style-name="P46">not A and not B</text:p>
            </text:list-item>
          </text:list>
        </text:list-item>
      </text:list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A</text:p>
          </table:table-cell>
          <table:table-cell table:style-name="TableCell56">
            <text:p text:style-name="P57">B</text:p>
          </table:table-cell>
          <table:table-cell table:style-name="TableCell58">
            <text:p text:style-name="P59">Not A</text:p>
          </table:table-cell>
          <table:table-cell table:style-name="TableCell60">
            <text:p text:style-name="P61">and<text:s/></text:p>
          </table:table-cell>
          <table:table-cell table:style-name="TableCell62">
            <text:p text:style-name="P63">Not B</text:p>
          </table:table-cell>
        </table:table-row>
        <table:table-row table:style-name="TableRow64">
          <table:table-cell table:style-name="TableCell65">
            <text:p text:style-name="P66">0</text:p>
          </table:table-cell>
          <table:table-cell table:style-name="TableCell67">
            <text:p text:style-name="P68">0</text:p>
          </table:table-cell>
          <table:table-cell table:style-name="TableCell69">
            <text:p text:style-name="P70">1</text:p>
          </table:table-cell>
          <table:table-cell table:style-name="TableCell71">
            <text:p text:style-name="P72">1</text:p>
          </table:table-cell>
          <table:table-cell table:style-name="TableCell73">
            <text:p text:style-name="P74">1</text:p>
          </table:table-cell>
        </table:table-row>
        <table:table-row table:style-name="TableRow75">
          <table:table-cell table:style-name="TableCell76">
            <text:p text:style-name="P77">0</text:p>
          </table:table-cell>
          <table:table-cell table:style-name="TableCell78">
            <text:p text:style-name="P79">1</text:p>
          </table:table-cell>
          <table:table-cell table:style-name="TableCell80">
            <text:p text:style-name="P81">1</text:p>
          </table:table-cell>
          <table:table-cell table:style-name="TableCell82">
            <text:p text:style-name="P83">0</text:p>
          </table:table-cell>
          <table:table-cell table:style-name="TableCell84">
            <text:p text:style-name="P85">0</text:p>
          </table:table-cell>
        </table:table-row>
        <table:table-row table:style-name="TableRow86">
          <table:table-cell table:style-name="TableCell87">
            <text:p text:style-name="P88">1</text:p>
          </table:table-cell>
          <table:table-cell table:style-name="TableCell89">
            <text:p text:style-name="P90">0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1</text:p>
          </table:table-cell>
        </table:table-row>
        <table:table-row table:style-name="TableRow97">
          <table:table-cell table:style-name="TableCell98">
            <text:p text:style-name="P99">1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>0</text:p>
          </table:table-cell>
          <table:table-cell table:style-name="TableCell104">
            <text:p text:style-name="P105">0</text:p>
          </table:table-cell>
          <table:table-cell table:style-name="TableCell106">
            <text:p text:style-name="P107">0</text:p>
          </table:table-cell>
        </table:table-row>
      </table:table>
      <text:p text:style-name="P108"/>
      <text:p text:style-name="P109"/>
      <text:list text:style-name="LFO18" text:continue-numbering="true">
        <text:list-item>
          <text:list>
            <text:list-item>
              <text:p text:style-name="P110">A and not B or C</text:p>
            </text:list-item>
          </text:list>
        </text:list-item>
      </text:list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A</text:p>
          </table:table-cell>
          <table:table-cell table:style-name="TableCell123">
            <text:p text:style-name="P124">B</text:p>
          </table:table-cell>
          <table:table-cell table:style-name="TableCell125">
            <text:p text:style-name="P126">C</text:p>
          </table:table-cell>
          <table:table-cell table:style-name="TableCell127">
            <text:p text:style-name="P128">A</text:p>
          </table:table-cell>
          <table:table-cell table:style-name="TableCell129">
            <text:p text:style-name="P130">and<text:s/></text:p>
          </table:table-cell>
          <table:table-cell table:style-name="TableCell131">
            <text:p text:style-name="P132">Not B</text:p>
          </table:table-cell>
          <table:table-cell table:style-name="TableCell133">
            <text:p text:style-name="P134">or C</text:p>
          </table:table-cell>
        </table:table-row>
        <table:table-row table:style-name="TableRow135">
          <table:table-cell table:style-name="TableCell136">
            <text:p text:style-name="P137">0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0</text:p>
          </table:table-cell>
          <table:table-cell table:style-name="TableCell144">
            <text:p text:style-name="P145">0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>0</text:p>
          </table:table-cell>
        </table:table-row>
        <table:table-row table:style-name="TableRow150">
          <table:table-cell table:style-name="TableCell151">
            <text:p text:style-name="P152">0</text:p>
          </table:table-cell>
          <table:table-cell table:style-name="TableCell153">
            <text:p text:style-name="P154">0</text:p>
          </table:table-cell>
          <table:table-cell table:style-name="TableCell155">
            <text:p text:style-name="P156">1</text:p>
          </table:table-cell>
          <table:table-cell table:style-name="TableCell157">
            <text:p text:style-name="P158">0</text:p>
          </table:table-cell>
          <table:table-cell table:style-name="TableCell159">
            <text:p text:style-name="P160">0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p text:style-name="P167">0</text:p>
          </table:table-cell>
          <table:table-cell table:style-name="TableCell168">
            <text:p text:style-name="P169">1</text:p>
          </table:table-cell>
          <table:table-cell table:style-name="TableCell170">
            <text:p text:style-name="P171">0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0</text:p>
          </table:table-cell>
        </table:table-row>
        <table:table-row table:style-name="TableRow180">
          <table:table-cell table:style-name="TableCell181">
            <text:p text:style-name="P182">0</text:p>
          </table:table-cell>
          <table:table-cell table:style-name="TableCell183">
            <text:p text:style-name="P184">1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0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1</text:p>
          </table:table-cell>
        </table:table-row>
        <table:table-row table:style-name="TableRow195">
          <table:table-cell table:style-name="TableCell196">
            <text:p text:style-name="P197">1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0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1</text:p>
          </table:table-cell>
          <table:table-cell table:style-name="TableCell206">
            <text:p text:style-name="P207">1</text:p>
          </table:table-cell>
          <table:table-cell table:style-name="TableCell208">
            <text:p text:style-name="P209">1</text:p>
          </table:table-cell>
        </table:table-row>
        <table:table-row table:style-name="TableRow210">
          <table:table-cell table:style-name="TableCell211">
            <text:p text:style-name="P212">1</text:p>
          </table:table-cell>
          <table:table-cell table:style-name="TableCell213">
            <text:p text:style-name="P214">0</text:p>
          </table:table-cell>
          <table:table-cell table:style-name="TableCell215">
            <text:p text:style-name="P216">1</text:p>
          </table:table-cell>
          <table:table-cell table:style-name="TableCell217">
            <text:p text:style-name="P218">1</text:p>
          </table:table-cell>
          <table:table-cell table:style-name="TableCell219">
            <text:p text:style-name="P220">1</text:p>
          </table:table-cell>
          <table:table-cell table:style-name="TableCell221">
            <text:p text:style-name="P222">1</text:p>
          </table:table-cell>
          <table:table-cell table:style-name="TableCell223">
            <text:p text:style-name="P224">1</text:p>
          </table:table-cell>
        </table:table-row>
        <table:table-row table:style-name="TableRow225">
          <table:table-cell table:style-name="TableCell226">
            <text:p text:style-name="P227">1</text:p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P235">0</text:p>
          </table:table-cell>
          <table:table-cell table:style-name="TableCell236">
            <text:p text:style-name="P237">0</text:p>
          </table:table-cell>
          <table:table-cell table:style-name="TableCell238">
            <text:p text:style-name="P239">0</text:p>
          </table:table-cell>
        </table:table-row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1</text:p>
          </table:table-cell>
          <table:table-cell table:style-name="TableCell245">
            <text:p text:style-name="P246">1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0</text:p>
          </table:table-cell>
          <table:table-cell table:style-name="TableCell251">
            <text:p text:style-name="P252">0</text:p>
          </table:table-cell>
          <table:table-cell table:style-name="TableCell253">
            <text:p text:style-name="P254">1</text:p>
          </table:table-cell>
        </table:table-row>
      </table:table>
      <text:p text:style-name="P255"/>
      <text:p text:style-name="P256"/>
      <text:list text:style-name="LFO18" text:continue-numbering="true">
        <text:list-item>
          <text:p text:style-name="P257"><text:span text:style-name="T258">Asuma tres variables numéricas<text:s/></text:span><text:span text:style-name="T259">A</text:span><text:span text:style-name="T260">,<text:s/></text:span><text:span text:style-name="T261">B</text:span><text:span text:style-name="T262"><text:s/>y<text:s/></text:span><text:span text:style-name="T263">C.<text:s/></text:span><text:span text:style-name="T264">Escriba una oración de decisión que compare estas variables y le asigne a otra variable<text:s/></text:span><text:span text:style-name="T265">MAX</text:span><text:span text:style-name="T266"><text:s/>el valor de la mayor de las tres<text:s/></text:span><text:span text:style-name="T267">variables<text:s/></text:span><text:span text:style-name="T268">A</text:span><text:span text:style-name="T269">,<text:s/></text:span><text:span text:style-name="T270">B</text:span><text:span text:style-name="T271">, y<text:s/></text:span><text:span text:style-name="T272">C</text:span><text:span text:style-name="T273">. (</text:span><text:span text:style-name="T274">NO hay que leer (input) nada</text:span><text:span text:style-name="T275">.)</text:span></text:p>
        </text:list-item>
      </text:list>
      <text:p text:style-name="P276"/>
      <text:p text:style-name="Standard"><text:span text:style-name="T277">while True:</text:span></text:p>
      <text:p text:style-name="Standard"><text:span text:style-name="T278"><text:s text:c="4"/>A = int(input("Ingrese A: "))</text:span></text:p>
      <text:p text:style-name="Standard"><text:span text:style-name="T279"><text:s text:c="4"/>B = int(input("Ingrese B: "))</text:span></text:p>
      <text:p text:style-name="Standard"><text:span text:style-name="T280"><text:s text:c="4"/>C = int(input("Ingrese C: "))</text:span></text:p>
      <text:p text:style-name="Standard"/>
      <text:p text:style-name="Standard"><text:span text:style-name="T281"><text:s text:c="4"/>Max = A</text:span></text:p>
      <text:p text:style-name="Standard"><text:span text:style-name="T282"><text:s text:c="4"/>if B &gt; Max:</text:span></text:p>
      <text:p text:style-name="Standard"><text:span text:style-name="T283"><text:s text:c="8"/>Max = B</text:span></text:p>
      <text:p text:style-name="Standard"><text:span text:style-name="T284"><text:s text:c="4"/>if C &gt; Max:</text:span></text:p>
      <text:p text:style-name="Standard"><text:span text:style-name="T285"><text:s text:c="8"/>Max = C</text:span></text:p>
      <text:p text:style-name="Standard"/>
      <text:p text:style-name="Standard"><text:span text:style-name="T286"><text:s text:c="4"/></text:span><text:span text:style-name="T287">print("Max = ", Max)</text:span></text:p>
      <text:p text:style-name="Standard"/>
      <text:p text:style-name="Standard"/>
      <text:p text:style-name="Standard"/>
      <text:p text:style-name="Standard"/>
      <text:p text:style-name="P288"/>
      <text:list text:style-name="LFO18" text:continue-numbering="true">
        <text:list-item>
          <text:p text:style-name="P289">Una compañía de software vende un programa a $99.00 cada programa. La compañía ofrece un porcentaje de descuento dependiendo de la cantidad de programas ordenados según la siguiente tabla:</text:p>
        </text:list-item>
      </text:list>
      <text:p text:style-name="P290"/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Cantidad</text:p>
          </table:table-cell>
          <table:table-cell table:style-name="TableCell297">
            <text:p text:style-name="P298">Porcentaje de descuento</text:p>
          </table:table-cell>
        </table:table-row>
        <table:table-row table:style-name="TableRow299">
          <table:table-cell table:style-name="TableCell300">
            <text:p text:style-name="P301">10 –<text:s/>19</text:p>
          </table:table-cell>
          <table:table-cell table:style-name="TableCell302">
            <text:p text:style-name="P303">10%</text:p>
          </table:table-cell>
        </table:table-row>
        <table:table-row table:style-name="TableRow304">
          <table:table-cell table:style-name="TableCell305">
            <text:p text:style-name="P306">20 – 49</text:p>
          </table:table-cell>
          <table:table-cell table:style-name="TableCell307">
            <text:p text:style-name="P308">20%</text:p>
          </table:table-cell>
        </table:table-row>
        <table:table-row table:style-name="TableRow309">
          <table:table-cell table:style-name="TableCell310">
            <text:p text:style-name="P311">50 – 99</text:p>
          </table:table-cell>
          <table:table-cell table:style-name="TableCell312">
            <text:p text:style-name="P313">30%</text:p>
          </table:table-cell>
        </table:table-row>
        <table:table-row table:style-name="TableRow314">
          <table:table-cell table:style-name="TableCell315">
            <text:p text:style-name="P316">100 o más</text:p>
          </table:table-cell>
          <table:table-cell table:style-name="TableCell317">
            <text:p text:style-name="P318">40%</text:p>
          </table:table-cell>
        </table:table-row>
      </table:table>
      <text:p text:style-name="P319"/>
      <text:list text:style-name="LFO19" text:continue-numbering="true">
        <text:list-item>
          <text:p text:style-name="P320"><text:span text:style-name="T321">Escriba un<text:s/></text:span><text:span text:style-name="T322">segmento</text:span><text:span text:style-name="T323"><text:s/>de programa (</text:span><text:span text:style-name="T324">NO el programa entero</text:span><text:span text:style-name="T325">) que:</text:span></text:p>
          <text:list text:continue-numbering="true">
            <text:list-item>
              <text:p text:style-name="P326">Ingrese la cantidad de programas ordenados.</text:p>
              <text:list text:continue-numbering="true">
                <text:list-item>
                  <text:p text:style-name="P327">Haga el input validation correspondiente.</text:p>
                </text:list-item>
              </text:list>
            </text:list-item>
            <text:list-item>
              <text:p text:style-name="P328">Codifique la oración de decisión que calcule el total a<text:s/>pagar por los programas ordenados.</text:p>
            </text:list-item>
          </text:list>
        </text:list-item>
      </text:list>
      <text:p text:style-name="P329"/>
      <text:p text:style-name="P330">CantOrd = int(input("Ingrese la cantidad de programas ordenados: "))</text:p>
      <text:p text:style-name="P331">while CantOrd &lt;= 0:</text:p>
      <text:p text:style-name="P332"><text:s text:c="4"/>print("cantidad ordenada debe ser mayor de 0")</text:p>
      <text:p text:style-name="P333"><text:s text:c="4"/>CantOrd = int(input("Ingrese la cantidad de programas ordenados: "))</text:p>
      <text:p text:style-name="P334"/>
      <text:p text:style-name="P335">#Determinar descuento de descuento</text:p>
      <text:p text:style-name="P336"/>
      <text:p text:style-name="P337">if CantOrd &lt; 10:</text:p>
      <text:p text:style-name="P338"><text:s text:c="4"/>print("No se le aplica ningun descuento.")</text:p>
      <text:p text:style-name="P339"><text:s text:c="4"/>Porciento = 0.00</text:p>
      <text:p text:style-name="P340"><text:s text:c="4"/></text:p>
      <text:p text:style-name="P341">elif CantOrd &lt;=19:</text:p>
      <text:p text:style-name="P342"><text:s text:c="4"/>print("Se le aplica un 10% descuento a su compra.")</text:p>
      <text:p text:style-name="P343"><text:s text:c="4"/>Porciento = 0.10</text:p>
      <text:p text:style-name="P344"><text:s text:c="4"/></text:p>
      <text:p text:style-name="P345">elif CantOrd &lt;=49:</text:p>
      <text:p text:style-name="P346"><text:s text:c="4"/>print("Se le aplica un 20% descuento a su compra.")</text:p>
      <text:p text:style-name="P347"><text:s text:c="4"/>Porciento = 0.20</text:p>
      <text:p text:style-name="P348"><text:s text:c="4"/></text:p>
      <text:p text:style-name="P349">elif CantOrd &lt;=99:</text:p>
      <text:p text:style-name="P350"><text:s text:c="4"/>print("Se le aplica un 30% descuento a su compra.")</text:p>
      <text:p text:style-name="P351"><text:s text:c="4"/>Porciento = 0.30</text:p>
      <text:p text:style-name="P352"><text:s text:c="4"/></text:p>
      <text:p text:style-name="P353">else:</text:p>
      <text:p text:style-name="P354"><text:s text:c="4"/>print("Se le aplica un 40% descuento a su compra.")</text:p>
      <text:p text:style-name="P355"><text:s text:c="4"/>Porciento = 0.40</text:p>
      <text:p text:style-name="P356"/>
      <text:p text:style-name="P357"><text:s text:c="4"/></text:p>
      <text:p text:style-name="P358"># Calcular Precio<text:s/></text:p>
      <text:p text:style-name="P359">PrecioOG = 99.00 * CantOrd</text:p>
      <text:p text:style-name="P360"/>
      <text:soft-page-break/>
      <text:p text:style-name="P361">#Descuento</text:p>
      <text:p text:style-name="P362">Descuento = PrecioOG * Porciento</text:p>
      <text:p text:style-name="P363"><text:s text:c="4"/></text:p>
      <text:p text:style-name="P364">#Calcular precio Total</text:p>
      <text:p text:style-name="P365">PrecioTot = PrecioOG - Descuento</text:p>
      <text:p text:style-name="P366"/>
      <text:p text:style-name="P367">print("Precio Total: ",format(PrecioTot,'.2f'))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list text:style-name="LFO18" text:continue-numbering="true">
        <text:list-item>
          <text:p text:style-name="P378">Una compañía de envío de<text:s/>paquetes factura por el peso en libras del paquete según la siguiente tabla:</text:p>
        </text:list-item>
      </text:list>
      <text:p text:style-name="P379"/>
      <table:table table:style-name="Table380">
        <table:table-columns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Peso en libras</text:p>
          </table:table-cell>
          <table:table-cell table:style-name="TableCell386">
            <text:p text:style-name="P387">Costo por libra</text:p>
          </table:table-cell>
        </table:table-row>
        <table:table-row table:style-name="TableRow388">
          <table:table-cell table:style-name="TableCell389">
            <text:p text:style-name="P390">lbs &lt; 2.0</text:p>
          </table:table-cell>
          <table:table-cell table:style-name="TableCell391">
            <text:p text:style-name="P392">$1.50 / lb.</text:p>
          </table:table-cell>
        </table:table-row>
        <table:table-row table:style-name="TableRow393">
          <table:table-cell table:style-name="TableCell394">
            <text:p text:style-name="P395">2.0 &lt;= lbs &lt;= 6.0</text:p>
          </table:table-cell>
          <table:table-cell table:style-name="TableCell396">
            <text:p text:style-name="P397">$ 3.00 / lb.</text:p>
          </table:table-cell>
        </table:table-row>
        <table:table-row table:style-name="TableRow398">
          <table:table-cell table:style-name="TableCell399">
            <text:p text:style-name="P400">6.0 &lt;= lbs &lt; 10.0</text:p>
          </table:table-cell>
          <table:table-cell table:style-name="TableCell401">
            <text:p text:style-name="P402">$ 4.00 / lb.</text:p>
          </table:table-cell>
        </table:table-row>
        <table:table-row table:style-name="TableRow403">
          <table:table-cell table:style-name="TableCell404">
            <text:p text:style-name="P405">lbs &gt;= 10.0</text:p>
          </table:table-cell>
          <table:table-cell table:style-name="TableCell406">
            <text:p text:style-name="P407">$ 4.75 / lb.</text:p>
          </table:table-cell>
        </table:table-row>
      </table:table>
      <text:p text:style-name="P408"/>
      <text:list text:style-name="LFO18" text:continue-numbering="true">
        <text:list-item>
          <text:list>
            <text:list-item>
              <text:p text:style-name="P409"><text:span text:style-name="T410">Escriba un<text:s/></text:span><text:span text:style-name="T411">segmento</text:span><text:span text:style-name="T412"><text:s/>de<text:s/></text:span><text:span text:style-name="T413">programa<text:s/></text:span><text:span text:style-name="T414">(</text:span><text:span text:style-name="T415">NO el programa entero</text:span><text:span text:style-name="T416">) que:</text:span></text:p>
              <text:list text:continue-numbering="true">
                <text:list-item>
                  <text:p text:style-name="P417">Ingrese el peso en libras del paquete a enviar.</text:p>
                  <text:list text:continue-numbering="true">
                    <text:list-item>
                      <text:p text:style-name="P418">Haga el input validation correspondiente.</text:p>
                    </text:list-item>
                  </text:list>
                </text:list-item>
                <text:list-item>
                  <text:p text:style-name="P419"><text:span text:style-name="T420">Codifique la oración de decisión que calcule el total a pagar por el envío del paquete.</text:span></text:p>
                </text:list-item>
              </text:list>
            </text:list-item>
          </text:list>
        </text:list-item>
      </text:list>
      <text:p text:style-name="Párrafodelista"/>
      <text:p text:style-name="P421">#Input Peso + input validation</text:p>
      <text:p text:style-name="P422">peso = float(input("\nIngrese el Peso del paquete: "))</text:p>
      <text:p text:style-name="P423">while peso &lt;=0:</text:p>
      <text:p text:style-name="P424"><text:s text:c="4"/>print("Error. Valor debe ser mayor de 0")</text:p>
      <text:p text:style-name="P425"><text:s text:c="4"/>peso = float(input("\nIngrese el Peso del paquete: "))</text:p>
      <text:p text:style-name="P426"/>
      <text:p text:style-name="P427"/>
      <text:p text:style-name="P428">#Calcular el Costo del paquete</text:p>
      <text:p text:style-name="P429">if peso &lt; 2.0:</text:p>
      <text:p text:style-name="P430"><text:s text:c="4"/>precio = 1.50</text:p>
      <text:p text:style-name="P431"><text:s text:c="4"/>costo = peso * precio</text:p>
      <text:p text:style-name="P432"/>
      <text:p text:style-name="P433">elif peso &lt; 6.0:</text:p>
      <text:p text:style-name="P434"><text:s text:c="4"/>precio = 3.00</text:p>
      <text:p text:style-name="P435"><text:s text:c="4"/>costo = peso * precio</text:p>
      <text:p text:style-name="P436"/>
      <text:p text:style-name="P437">elif peso &lt; 10.0:</text:p>
      <text:p text:style-name="P438"><text:s text:c="4"/>precio = 4.00</text:p>
      <text:p text:style-name="P439"><text:s text:c="4"/>costo = peso * precio</text:p>
      <text:p text:style-name="P440"/>
      <text:soft-page-break/>
      <text:p text:style-name="P441">else:</text:p>
      <text:p text:style-name="P442"><text:s text:c="4"/>precio = 4.75</text:p>
      <text:p text:style-name="P443"><text:s text:c="4"/>costo = peso * precio</text:p>
      <text:p text:style-name="P444"/>
      <text:p text:style-name="P445"/>
      <text:p text:style-name="P446">#Desplegar el costo a pagar</text:p>
      <text:p text:style-name="Párrafodelista"><text:span text:style-name="T447">print("\nCosto total de su paquete es: ", format(costo,'.2f'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Wingdings 2" svg:font-family="Wingdings 2" style:font-family-generic="decorative" style:font-pitch="variable" svg:panose-1="5 2 1 2 1 5 7 7 7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R" style:language-asian="es" style:country-asian="P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F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F" style:font-name-complex="F" fo:font-weight="bold" style:font-weight-asian="bold" style:font-weight-complex="bold" fo:color="#4F81B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mbria" style:font-name-asian="F" style:font-name-complex="F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388in"/>
      <style:text-properties style:font-name="Cambria" style:font-name-asian="F" style:font-name-complex="F" fo:color="#243F60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F" style:font-name-complex="F" fo:font-style="italic" style:font-style-asian="italic" style:font-style-complex="italic" fo:color="#243F60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F" style:font-name-complex="F" fo:font-style="italic" style:font-style-asian="italic" style:font-style-complex="italic" fo:color="#404040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Cambria" style:font-name-asian="F" style:font-name-complex="F" fo:color="#404040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F" style:font-name-complex="F" fo:font-style="italic" style:font-style-asian="italic" style:font-style-complex="italic" fo:color="#40404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8" style:display-name="WW_OutlineListStyle_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 fo:language="en" fo:country="US" style:language-asian="en" style:country-asian="US"/>
    </style:style>
    <style:style style:name="Heading2Char" style:display-name="Heading 2 Ch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4F81BD" fo:font-size="13pt" style:font-size-asian="13pt" style:font-size-complex="13pt" fo:language="en" fo:country="US" style:language-asian="en" style:country-asian="US"/>
    </style:style>
    <style:style style:name="Heading3Char" style:display-name="Heading 3 Ch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4F81BD" fo:language="en" fo:country="US" style:language-asian="en" style:country-asian="US"/>
    </style:style>
    <style:style style:name="Heading4Char" style:display-name="Heading 4 Char" style:family="text" style:parent-style-name="Fuentedepárrafopredeter.">
      <style:text-properties style:font-name="Cambria" style:font-name-asian="F" style:font-name-complex="F" fo:font-weight="bold" style:font-weight-asian="bold" style:font-weight-complex="bold" fo:font-style="italic" style:font-style-asian="italic" style:font-style-complex="italic" fo:color="#4F81BD" fo:language="en" fo:country="US" style:language-asian="en" style:country-asian="US"/>
    </style:style>
    <style:style style:name="Heading5Char" style:display-name="Heading 5 Char" style:family="text" style:parent-style-name="Fuentedepárrafopredeter.">
      <style:text-properties style:font-name="Cambria" style:font-name-asian="F" style:font-name-complex="F" fo:color="#243F60" fo:language="en" fo:country="US" style:language-asian="en" style:country-asian="US"/>
    </style:style>
    <style:style style:name="Heading6Char" style:display-name="Heading 6 Char" style:family="text" style:parent-style-name="Fuentedepárrafopredeter.">
      <style:text-properties style:font-name="Cambria" style:font-name-asian="F" style:font-name-complex="F" fo:font-style="italic" style:font-style-asian="italic" style:font-style-complex="italic" fo:color="#243F60" fo:language="en" fo:country="US" style:language-asian="en" style:country-asian="US"/>
    </style:style>
    <style:style style:name="Heading7Char" style:display-name="Heading 7 Char" style:family="text" style:parent-style-name="Fuentedepárrafopredeter.">
      <style:text-properties style:font-name="Cambria" style:font-name-asian="F" style:font-name-complex="F" fo:font-style="italic" style:font-style-asian="italic" style:font-style-complex="italic" fo:color="#404040" fo:language="en" fo:country="US" style:language-asian="en" style:country-asian="US"/>
    </style:style>
    <style:style style:name="Heading8Char" style:display-name="Heading 8 Char" style:family="text" style:parent-style-name="Fuentedepárrafopredeter.">
      <style:text-properties style:font-name="Cambria" style:font-name-asian="F" style:font-name-complex="F" fo:color="#404040" fo:language="en" fo:country="US" style:language-asian="en" style:country-asian="US"/>
    </style:style>
    <style:style style:name="Heading9Char" style:display-name="Heading 9 Char" style:family="text" style:parent-style-name="Fuentedepárrafopredeter.">
      <style:text-properties style:font-name="Cambria" style:font-name-asian="F" style:font-name-complex="F" fo:font-style="italic" style:font-style-asian="italic" style:font-style-complex="italic" fo:color="#404040" fo:language="en" fo:country="US" style:language-asian="en" style:country-asian="US"/>
    </style:style>
    <style:style style:name="HeaderChar" style:display-name="Header Char" style:family="text" style:parent-style-name="Fuentedepárrafopredeter.">
      <style:text-properties fo:language="en" fo:country="US" style:language-asian="en" style:country-asian="US"/>
    </style:style>
    <style:style style:name="ListLabel1" style:display-name="ListLabel 1" style:family="text">
      <style:text-properties style:font-name-complex="Courier New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1" style:display-name="Header Char1" style:family="text" style:parent-style-name="DefaultParagraphFont"/>
    <text:list-style style:name="WW_OutlineListStyle_7" style:display-name="WW_OutlineListStyle_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Outline" style:display-name="Outlin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Num2" style:display-name="WWNum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Num3" style:display-name="WWNum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Wingdings"/>
    </style:style>
    <text:list-style style:name="WWNum4" style:display-name="WWNum4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5" style:display-name="WWNum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9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rial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in" fo:margin-bottom="0.5in" fo:margin-right="0.81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>
        <style:tab-stops>
          <style:tab-stop style:type="right" style:position="3.625in"/>
          <style:tab-stop style:type="left" style:position="3.75in"/>
          <style:tab-stop style:type="left" style:position="4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language="fr" fo:country="FR"/>
    </style:style>
    <style:style style:name="T4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5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T7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P8" style:parent-style-name="Encabezado" style:family="paragraph">
      <style:paragraph-properties>
        <style:tab-stops>
          <style:tab-stop style:type="right" style:position="3.625in"/>
          <style:tab-stop style:type="left" style:position="3.75in"/>
          <style:tab-stop style:type="left" style:position="3.875in"/>
        </style:tab-stops>
      </style:paragraph-properties>
    </style:style>
    <style:style style:name="T9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0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1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2" style:parent-style-name="Fuentedepárrafopredeter.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T13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P14" style:parent-style-name="Encabezado" style:family="paragraph">
      <style:paragraph-properties>
        <style:tab-stops>
          <style:tab-stop style:type="right" style:position="3.625in"/>
          <style:tab-stop style:type="left" style:position="3.75in"/>
          <style:tab-stop style:type="left" style:position="3.875in"/>
        </style:tab-stops>
      </style:paragraph-properties>
    </style:style>
    <style:style style:name="T15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16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7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8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19" style:parent-style-name="Fuentedepárrafopredeter." style:family="text">
      <style:text-properties style:font-name="Wingdings 2" style:font-name-asian="Wingdings 2" style:font-name-complex="Wingdings 2" fo:font-size="11pt" style:font-size-asian="11pt" style:font-size-complex="11pt" fo:background-color="#FFFF00" fo:language="fr" fo:country="FR"/>
    </style:style>
    <style:style style:name="T20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21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T22" style:parent-style-name="Fuentedepárrafopredeter." style:family="text">
      <style:text-properties style:font-name="Wingdings 2" style:font-name-asian="Wingdings 2" style:font-name-complex="Wingdings 2" fo:font-size="11pt" style:font-size-asian="11pt" style:font-size-complex="11pt" fo:language="fr" fo:country="FR"/>
    </style:style>
    <style:style style:name="T23" style:parent-style-name="Fuentedepárrafopredeter." style:family="text">
      <style:text-properties style:font-name="Arial" style:font-name-complex="Arial" fo:font-size="11pt" style:font-size-asian="11pt" style:font-size-complex="11pt" fo:language="fr" fo:country="FR"/>
    </style:style>
    <style:style style:name="P24" style:parent-style-name="Encabezado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>
        <style:tab-stops>
          <style:tab-stop style:type="right" style:position="3.625in"/>
          <style:tab-stop style:type="left" style:position="3.75in"/>
          <style:tab-stop style:type="left" style:position="3.875in"/>
        </style:tab-stops>
      </style:paragraph-properties>
    </style:style>
    <style:style style:name="T25" style:parent-style-name="Fuentedepárrafopredeter." style:family="text">
      <style:text-properties style:font-name="Arial" style:font-name-complex="Arial" style:font-style-complex="italic" fo:font-size="11pt" style:font-size-asian="11pt" style:font-size-complex="11pt" fo:language="es" fo:country="PR"/>
    </style:style>
    <style:style style:name="T26" style:parent-style-name="Fuentedepárrafopredeter." style:family="text">
      <style:text-properties style:font-name="Arial" style:font-name-complex="Arial" fo:font-style="italic" style:font-style-asian="italic" fo:font-size="11pt" style:font-size-asian="11pt" style:font-size-complex="11pt" fo:language="es" fo:country="PR"/>
    </style:style>
    <style:style style:name="T27" style:parent-style-name="Fuentedepárrafopredeter." style:family="text">
      <style:text-properties style:font-name="Arial" style:font-name-complex="Arial" style:font-style-complex="italic" fo:font-size="11pt" style:font-size-asian="11pt" style:font-size-complex="11pt" fo:language="es" fo:country="PR"/>
    </style:style>
    <style:style style:name="T28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29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30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T31" style:parent-style-name="Fuentedepárrafopredeter." style:family="text">
      <style:text-properties style:font-name="Arial" style:font-name-complex="Arial" fo:font-size="11pt" style:font-size-asian="11pt" style:font-size-complex="11pt" fo:language="es" fo:country="PR"/>
    </style:style>
    <style:style style:name="P32" style:parent-style-name="Encabezado" style:family="paragraph">
      <style:paragraph-properties>
        <style:tab-stops>
          <style:tab-stop style:type="right" style:position="3.625in"/>
          <style:tab-stop style:type="left" style:position="3.75in"/>
          <style:tab-stop style:type="left" style:position="3.875in"/>
        </style:tab-stops>
      </style:paragraph-properties>
      <style:text-properties style:font-name="Arial" style:font-name-complex="Arial" fo:font-size="11pt" style:font-size-asian="11pt" style:font-size-complex="11pt" fo:language="es" fo:country="PR"/>
    </style:style>
  </office:automatic-styles>
  <office:master-styles>
    <style:master-page style:name="MP0" style:page-layout-name="PL0">
      <style:header>
        <text:p text:style-name="P2"><text:span text:style-name="T3">CCOM 3030</text:span><text:span text:style-name="T4"><text:tab/><text:s text:c="20"/>Nombre:</text:span><text:span text:style-name="T5"><text:tab/>_</text:span><text:span text:style-name="T6">Christopher Rodriguez</text:span><text:span text:style-name="T7">_</text:span></text:p>
        <text:p text:style-name="P8"><text:span text:style-name="T9">Introducción a Ciencia de Cómputos</text:span><text:span text:style-name="T10"><text:tab/><text:s text:c="15"/>Número Estudiante:</text:span><text:span text:style-name="T11"><text:tab/>___</text:span><text:span text:style-name="T12">801-16-7700</text:span><text:span text:style-name="T13">________</text:span></text:p>
        <text:p text:style-name="P14"><text:span text:style-name="T15">Primer Semestre 2020-21</text:span><text:span text:style-name="T16"><text:tab/>Sección</text:span><text:span text:style-name="T17"><text:tab/>:</text:span><text:span text:style-name="T18"><text:tab/></text:span><text:span text:style-name="T19"></text:span><text:span text:style-name="T20"><text:s/>002</text:span><text:span text:style-name="T21"><text:tab/></text:span><text:span text:style-name="T22"></text:span><text:span text:style-name="T23"><text:s/>003</text:span></text:p>
        <text:p text:style-name="P24"><text:span text:style-name="T25">Ejercicios de Selección</text:span><text:span text:style-name="T26"><text:s text:c="22"/></text:span><text:span text:style-name="T27"><text:s text:c="14"/>Prof</text:span><text:span text:style-name="T28">:</text:span><text:span text:style-name="T29"><text:tab/><text:s/>Rafael J. Colorado Laguna (Página<text:s/></text:span><text:span text:style-name="T30"><text:page-number text:fixed="false">2</text:page-number></text:span><text:span text:style-name="T31">)</text:span></text:p>
        <text:p text:style-name="P3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rucciones :</dc:title>
    <meta:initial-creator>Rafael J. Colorado</meta:initial-creator>
    <dc:creator>CHRISTOPHER A RODRIGUEZ PRINCIPE</dc:creator>
    <meta:creation-date>2020-10-12T19:45:00Z</meta:creation-date>
    <dc:date>2020-10-12T19:45:00Z</dc:date>
    <meta:print-date>1999-09-09T03:29:00Z</meta:print-date>
    <meta:template xlink:href="Normal" xlink:type="simple"/>
    <meta:editing-cycles>2</meta:editing-cycles>
    <meta:editing-duration>PT60S</meta:editing-duration>
    <meta:user-defined meta:name="AppVersion">15.0000</meta:user-defined>
    <meta:user-defined meta:name="Company">Dell Computer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26" meta:character-count="3523" meta:row-count="25" meta:non-whitespace-character-count="3004"/>
  </office:meta>
</office:document-meta>
</file>